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pec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MS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22.68" calcext:value-type="float">
            <text:p>22.68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F8]*[.G8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office:value-type="float" office:value="2067640100" calcext:value-type="float">
            <text:p>2067640100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6.85" calcext:value-type="float">
            <text:p>6.85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0734120114/WM3894CT-ND/2421931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1.51" calcext:value-type="float">
            <text:p>1.51</text:p>
          </table:table-cell>
        </table:table-row>
        <table:table-row table:style-name="ro1">
          <table:table-cell/>
          <table:table-cell office:value-type="string" calcext:value-type="string">
            <text:p><text:a xlink:href="https://octopart.com/lfxtal026380-iqd+frequency+products-23254562?r=sp" xlink:type="simple">Oscillator</text:a></text:p>
          </table:table-cell>
          <table:table-cell office:value-type="string" calcext:value-type="string">
            <text:p>LFXTAL026380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1.51" calcext:value-type="float">
            <text:p>1.51</text:p>
          </table:table-cell>
        </table:table-row>
        <table:table-row table:style-name="ro1">
          <table:table-cell table:number-columns-repeated="5"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1.3" calcext:value-type="float">
            <text:p>1.3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formula="of:=[.F17]*[.G17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formula="of:=[.F18]*[.G18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formula="of:=[.F19]*[.G1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formula="of:=SUM([.H5:.H13])" office:value-type="float" office:value="52.82" calcext:value-type="float">
            <text:p>52.82</text:p>
          </table:table-cell>
        </table:table-row>
      </table:table>
      <table:table table:name="POWER-BUDG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9T13:58:47.196251816</dc:date>
    <meta:editing-duration>PT3H39M26S</meta:editing-duration>
    <meta:editing-cycles>15</meta:editing-cycles>
    <meta:document-statistic meta:table-count="2" meta:cell-count="75" meta:object-count="0"/>
  </office:meta>
</office:document-meta>
</file>